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.A" style:family="table-column">
      <style:table-column-properties style:column-width="0.9cm" style:rel-column-width="3468*"/>
    </style:style>
    <style:style style:name="Tabuľka2.B" style:family="table-column">
      <style:table-column-properties style:column-width="3.15cm" style:rel-column-width="12145*"/>
    </style:style>
    <style:style style:name="Tabuľka2.C" style:family="table-column">
      <style:table-column-properties style:column-width="4.83cm" style:rel-column-width="18619*"/>
    </style:style>
    <style:style style:name="Tabuľka2.D" style:family="table-column">
      <style:table-column-properties style:column-width="2.071cm" style:rel-column-width="7983*"/>
    </style:style>
    <style:style style:name="Tabuľka2.E" style:family="table-column">
      <style:table-column-properties style:column-width="1.935cm" style:rel-column-width="7459*"/>
    </style:style>
    <style:style style:name="Tabuľka2.F" style:family="table-column">
      <style:table-column-properties style:column-width="2.355cm" style:rel-column-width="9078*"/>
    </style:style>
    <style:style style:name="Tabuľka2.G" style:family="table-column">
      <style:table-column-properties style:column-width="1.759cm" style:rel-column-width="6783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G1" style:family="table-cell">
      <style:table-cell-properties style:vertical-align="middle" fo:padding="0.097cm" fo:border="0.002cm solid #000000"/>
    </style:style>
    <style:style style:name="Tabuľka2.2" style:family="table-row">
      <style:table-row-properties style:min-row-height="1.007cm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.G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4" style:family="table" style:master-page-name="">
      <style:table-properties style:width="16.96cm" fo:margin-left="0cm" fo:margin-right="0.03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988cm" style:rel-column-width="3816*"/>
    </style:style>
    <style:style style:name="Table4.B" style:family="table-column">
      <style:table-column-properties style:column-width="3.33cm" style:rel-column-width="12868*"/>
    </style:style>
    <style:style style:name="Table4.C" style:family="table-column">
      <style:table-column-properties style:column-width="7.601cm" style:rel-column-width="29369*"/>
    </style:style>
    <style:style style:name="Table4.D" style:family="table-column">
      <style:table-column-properties style:column-width="2.551cm" style:rel-column-width="9855*"/>
    </style:style>
    <style:style style:name="Table4.E" style:family="table-column">
      <style:table-column-properties style:column-width="2.491cm" style:rel-column-width="9627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6" style:family="table-row">
      <style:table-row-properties fo:background-color="transparent" style:keep-together="true" fo:keep-together="auto">
        <style:background-image/>
      </style:table-row-properties>
    </style:style>
    <style:style style:name="Table4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7</text:p>
      <text:p text:style-name="P3"/>
      <text:p text:style-name="P4">Dátum stretnutia:<text:span text:style-name="T1"><text:tab/>19. 11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Ľuboš Bartoš<text:tab/><text:tab/><text:span text:style-name="T2">Vypracované dňa:</text:span> 19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Ľuboš Bartoš (LB)</text:p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Tvorba posudku tímu č. 12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23">konzultácia ohľadom odovzdanej dokumentácie</text:p>
        </text:list-item>
        <text:list-item>
          <text:p text:style-name="P23">riešenie prístupu prostredníctvom LDAP</text:p>
        </text:list-item>
        <text:list-item>
          <text:p text:style-name="P23">vyhľadávanie informácií o prepojení LDAP a CakePHP</text:p>
        </text:list-item>
        <text:list-item>
          <text:p text:style-name="P23">plánované stretnutie s Ing. Branislavom Steinmüllerom</text:p>
        </text:list-item>
        <text:list-item>
          <text:p text:style-name="P23">diskusia o prijatej dokumentácii tímu č. 12 a následná tvorba posudku</text:p>
        </text:list-item>
        <text:list-item>
          <text:p text:style-name="P28">rozdelenie úloh do budúceho týždňa</text:p>
          <text:p text:style-name="P30"/>
        </text:list-item>
      </text:list>
      <text:h text:style-name="Heading_20_1" text:outline-level="1"><text:soft-page-break/></text:h>
      <text:h text:style-name="Heading_20_1" text:outline-level="1">Stav plnenia úloh</text:h>
      <text:p text:style-name="P1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column table:style-name="Tabuľka2.F"/>
        <table:table-column table:style-name="Tabuľka2.G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A1" office:value-type="string">
            <text:p text:style-name="P17">Koniec</text:p>
          </table:table-cell>
          <table:table-cell table:style-name="Tabuľka2.A1" office:value-type="string">
            <text:p text:style-name="P17">Reálne ukončenie</text:p>
          </table:table-cell>
          <table:table-cell table:style-name="Tabuľka2.G1" office:value-type="string">
            <text:p text:style-name="P17">Stav</text:p>
          </table:table-cell>
        </table:table-row>
        <table:table-row table:style-name="Tabuľka2.2">
          <table:table-cell table:style-name="Tabuľka2.A2" office:value-type="string">
            <text:p text:style-name="P16">4.1</text:p>
          </table:table-cell>
          <table:table-cell table:style-name="Tabuľka2.A2" office:value-type="string">
            <text:p text:style-name="P18">JG</text:p>
          </table:table-cell>
          <table:table-cell table:style-name="Tabuľka2.A2" office:value-type="string">
            <text:p text:style-name="P19">dohodnúť sa s paralelným tímom na spoločnom modeli databázy, prípadne iných skutočnostiach</text:p>
          </table:table-cell>
          <table:table-cell table:style-name="Tabuľka2.A2" office:value-type="string">
            <text:p text:style-name="P18">29. 10. 07</text:p>
          </table:table-cell>
          <table:table-cell table:style-name="Tabuľka2.A2" office:value-type="string">
            <text:p text:style-name="P18">5. 11. 07</text:p>
          </table:table-cell>
          <table:table-cell table:style-name="Tabuľka2.A2" office:value-type="string">
            <text:p text:style-name="P18">-</text:p>
          </table:table-cell>
          <table:table-cell table:style-name="Tabuľka2.G2" office:value-type="string">
            <text:p text:style-name="P18">prebieha</text:p>
          </table:table-cell>
        </table:table-row>
        <table:table-row table:style-name="Tabuľka2.3">
          <table:table-cell table:style-name="Tabuľka2.A2" office:value-type="string">
            <text:p text:style-name="P16">4.3</text:p>
          </table:table-cell>
          <table:table-cell table:style-name="Tabuľka2.A2" office:value-type="string">
            <text:p text:style-name="P18">PC</text:p>
          </table:table-cell>
          <table:table-cell table:style-name="Tabuľka2.A2" office:value-type="string">
            <text:p text:style-name="P19">poslať link na dokumentáciu (foto/video) zo stretnutia prof. Bielikovej</text:p>
          </table:table-cell>
          <table:table-cell table:style-name="Tabuľka2.A2" office:value-type="string">
            <text:p text:style-name="P18">29. 10. 07</text:p>
          </table:table-cell>
          <table:table-cell table:style-name="Tabuľka2.E3" office:value-type="string">
            <text:p text:style-name="P18">5. 11. 07</text:p>
          </table:table-cell>
          <table:table-cell table:style-name="Tabuľka2.A2" office:value-type="string">
            <text:p text:style-name="P18">5. 11. 07</text:p>
          </table:table-cell>
          <table:table-cell table:style-name="Tabuľka2.G2" office:value-type="string">
            <text:p text:style-name="P18">ukončené</text:p>
          </table:table-cell>
        </table:table-row>
        <table:table-row table:style-name="Tabuľka2.3">
          <table:table-cell table:style-name="Tabuľka2.A2" office:value-type="string">
            <text:p text:style-name="P20">5.1</text:p>
          </table:table-cell>
          <table:table-cell table:style-name="Tabuľka2.A2" office:value-type="string">
            <text:p text:style-name="P18">celý tím</text:p>
          </table:table-cell>
          <table:table-cell table:style-name="Tabuľka2.A2" office:value-type="string">
            <text:p text:style-name="P19">naštudovať si obsah databázy AIS</text:p>
          </table:table-cell>
          <table:table-cell table:style-name="Tabuľka2.A2" office:value-type="string">
            <text:p text:style-name="P18">5. 11. 07</text:p>
          </table:table-cell>
          <table:table-cell table:style-name="Tabuľka2.E3" office:value-type="string">
            <text:p text:style-name="P18">12. 11. 07</text:p>
          </table:table-cell>
          <table:table-cell table:style-name="Tabuľka2.A2" office:value-type="string">
            <text:p text:style-name="P18">12. 11. 07</text:p>
          </table:table-cell>
          <table:table-cell table:style-name="Tabuľka2.G2" office:value-type="string">
            <text:p text:style-name="P18">ukončené</text:p>
          </table:table-cell>
        </table:table-row>
        <table:table-row table:style-name="Tabuľka2.3">
          <table:table-cell table:style-name="Tabuľka2.A2" office:value-type="string">
            <text:p text:style-name="P20">5.3</text:p>
          </table:table-cell>
          <table:table-cell table:style-name="Tabuľka2.A2" office:value-type="string">
            <text:p text:style-name="P21">JHE, PC</text:p>
          </table:table-cell>
          <table:table-cell table:style-name="Tabuľka2.A2" office:value-type="string">
            <text:p text:style-name="P22">dokončenie dokumentu analýzy</text:p>
          </table:table-cell>
          <table:table-cell table:style-name="Tabuľka2.A2" office:value-type="string">
            <text:p text:style-name="P18">5. 11. 07</text:p>
          </table:table-cell>
          <table:table-cell table:style-name="Tabuľka2.E3" office:value-type="string">
            <text:p text:style-name="P18">12. 11. 07</text:p>
          </table:table-cell>
          <table:table-cell table:style-name="Tabuľka2.A2" office:value-type="string">
            <text:p text:style-name="P18">12. 11. 07</text:p>
          </table:table-cell>
          <table:table-cell table:style-name="Tabuľka2.G2" office:value-type="string">
            <text:p text:style-name="P18">ukončené</text:p>
          </table:table-cell>
        </table:table-row>
        <table:table-row table:style-name="Tabuľka2.3">
          <table:table-cell table:style-name="Tabuľka2.A2" office:value-type="string">
            <text:p text:style-name="P20">6.1</text:p>
          </table:table-cell>
          <table:table-cell table:style-name="Tabuľka2.A2" office:value-type="string">
            <text:p text:style-name="P21">PC</text:p>
          </table:table-cell>
          <table:table-cell table:style-name="Tabuľka2.A2" office:value-type="string">
            <text:p text:style-name="P22">poslať e-mail RNDr. Gnipovej ohľadom importu databázy AIS</text:p>
          </table:table-cell>
          <table:table-cell table:style-name="Tabuľka2.E3" office:value-type="string">
            <text:p text:style-name="P21">12. 11. 07</text:p>
          </table:table-cell>
          <table:table-cell table:style-name="Tabuľka2.E3" office:value-type="string">
            <text:p text:style-name="P21">12. 11.07</text:p>
          </table:table-cell>
          <table:table-cell table:style-name="Tabuľka2.E3" office:value-type="string">
            <text:p text:style-name="P21">12. 11. 07</text:p>
          </table:table-cell>
          <table:table-cell table:style-name="Tabuľka2.G6" office:value-type="string">
            <text:p text:style-name="P21">ukončené</text:p>
          </table:table-cell>
        </table:table-row>
        <table:table-row table:style-name="Tabuľka2.3">
          <table:table-cell table:style-name="Tabuľka2.A2" office:value-type="string">
            <text:p text:style-name="P20">6.2</text:p>
          </table:table-cell>
          <table:table-cell table:style-name="Tabuľka2.A2" office:value-type="string">
            <text:p text:style-name="P21">doc. Ing. Jana Minárová, PhD.</text:p>
          </table:table-cell>
          <table:table-cell table:style-name="Tabuľka2.A2" office:value-type="string">
            <text:p text:style-name="P22">pripraviť si stretnutie s Ing. Filkornom</text:p>
          </table:table-cell>
          <table:table-cell table:style-name="Tabuľka2.E3" office:value-type="string">
            <text:p text:style-name="P21">12. 11. 07</text:p>
          </table:table-cell>
          <table:table-cell table:style-name="Tabuľka2.E3" office:value-type="string">
            <text:p text:style-name="P21">19. 11. 07</text:p>
          </table:table-cell>
          <table:table-cell table:style-name="Tabuľka2.E3" office:value-type="string">
            <text:p text:style-name="P21">-</text:p>
          </table:table-cell>
          <table:table-cell table:style-name="Tabuľka2.G6" office:value-type="string">
            <text:p text:style-name="P21">prebieha</text:p>
          </table:table-cell>
        </table:table-row>
        <table:table-row table:style-name="Tabuľka2.3">
          <table:table-cell table:style-name="Tabuľka2.A2" office:value-type="string">
            <text:p text:style-name="P20">6.3</text:p>
          </table:table-cell>
          <table:table-cell table:style-name="Tabuľka2.A2" office:value-type="string">
            <text:p text:style-name="P21">JG, PC</text:p>
          </table:table-cell>
          <table:table-cell table:style-name="Tabuľka2.A2" office:value-type="string">
            <text:p text:style-name="P22">dohodnúť sa na dátume odovzdania a fyzicky odovzdať dokumentáciu</text:p>
          </table:table-cell>
          <table:table-cell table:style-name="Tabuľka2.E3" office:value-type="string">
            <text:p text:style-name="P21">12. 11. 07</text:p>
          </table:table-cell>
          <table:table-cell table:style-name="Tabuľka2.E3" office:value-type="string">
            <text:p text:style-name="P21">15. 11. 07</text:p>
          </table:table-cell>
          <table:table-cell table:style-name="Tabuľka2.E3" office:value-type="string">
            <text:p text:style-name="P21">15. 11. 07</text:p>
          </table:table-cell>
          <table:table-cell table:style-name="Tabuľka2.G6" office:value-type="string">
            <text:p text:style-name="P21">ukončené</text:p>
          </table:table-cell>
        </table:table-row>
        <table:table-row table:style-name="Tabuľka2.3">
          <table:table-cell table:style-name="Tabuľka2.A2" office:value-type="string">
            <text:p text:style-name="P20">6.4</text:p>
          </table:table-cell>
          <table:table-cell table:style-name="Tabuľka2.A2" office:value-type="string">
            <text:p text:style-name="P21">JHO, PF</text:p>
          </table:table-cell>
          <table:table-cell table:style-name="Tabuľka2.A2" office:value-type="string">
            <text:p text:style-name="P22">aktualizovať a doplniť modely do EA</text:p>
          </table:table-cell>
          <table:table-cell table:style-name="Tabuľka2.E3" office:value-type="string">
            <text:p text:style-name="P21">12. 11. 07</text:p>
          </table:table-cell>
          <table:table-cell table:style-name="Tabuľka2.E3" office:value-type="string">
            <text:p text:style-name="P21">14. 11. 07</text:p>
          </table:table-cell>
          <table:table-cell table:style-name="Tabuľka2.E3" office:value-type="string">
            <text:p text:style-name="P21">15. 11. 07</text:p>
          </table:table-cell>
          <table:table-cell table:style-name="Tabuľka2.G6" office:value-type="string">
            <text:p text:style-name="P21">ukončené</text:p>
          </table:table-cell>
        </table:table-row>
        <table:table-row table:style-name="Tabuľka2.3">
          <table:table-cell table:style-name="Tabuľka2.A2" office:value-type="string">
            <text:p text:style-name="P20">6.5</text:p>
          </table:table-cell>
          <table:table-cell table:style-name="Tabuľka2.A2" office:value-type="string">
            <text:p text:style-name="P21">PF</text:p>
          </table:table-cell>
          <table:table-cell table:style-name="Tabuľka2.A2" office:value-type="string">
            <text:p text:style-name="P22">vypracovať používateľské rozhranie <text:s/>systému – pripraviť „obrazovky“  (screenshot-y)</text:p>
          </table:table-cell>
          <table:table-cell table:style-name="Tabuľka2.E3" office:value-type="string">
            <text:p text:style-name="P21">12. 11. 07</text:p>
          </table:table-cell>
          <table:table-cell table:style-name="Tabuľka2.E3" office:value-type="string">
            <text:p text:style-name="P21">15. 11. 07</text:p>
          </table:table-cell>
          <table:table-cell table:style-name="Tabuľka2.E3" office:value-type="string">
            <text:p text:style-name="P21">15. 11. 07</text:p>
          </table:table-cell>
          <table:table-cell table:style-name="Tabuľka2.G6" office:value-type="string">
            <text:p text:style-name="P21">ukončené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6">7.1</text:p>
          </table:table-cell>
          <table:table-cell table:style-name="Table4.A2" office:value-type="string">
            <text:p text:style-name="P16">JG</text:p>
          </table:table-cell>
          <table:table-cell table:style-name="Table4.A2" office:value-type="string">
            <text:p text:style-name="P15">vyriešiť spojenie s LDAP serverom</text:p>
          </table:table-cell>
          <table:table-cell table:style-name="Table4.A2" office:value-type="string">
            <text:p text:style-name="P11">19. 11. 07</text:p>
          </table:table-cell>
          <table:table-cell table:style-name="Table4.E2" office:value-type="string">
            <text:p text:style-name="P16">26. 11. 07</text:p>
          </table:table-cell>
        </table:table-row>
        <table:table-row>
          <table:table-cell table:style-name="Table4.A2" office:value-type="string">
            <text:p text:style-name="P16">7.2</text:p>
          </table:table-cell>
          <table:table-cell table:style-name="Table4.A2" office:value-type="string">
            <text:p text:style-name="P16">JHO</text:p>
          </table:table-cell>
          <table:table-cell table:style-name="Table4.A2" office:value-type="string">
            <text:p text:style-name="P15">implementovať modul noviniek</text:p>
          </table:table-cell>
          <table:table-cell table:style-name="Table4.A2" office:value-type="string">
            <text:p text:style-name="P11">19. 11. 07</text:p>
          </table:table-cell>
          <table:table-cell table:style-name="Table4.E2" office:value-type="string">
            <text:p text:style-name="P16">3. 12. 07</text:p>
          </table:table-cell>
        </table:table-row>
        <table:table-row>
          <table:table-cell table:style-name="Table4.A2" office:value-type="string">
            <text:p text:style-name="P16">7.3</text:p>
          </table:table-cell>
          <table:table-cell table:style-name="Table4.A2" office:value-type="string">
            <text:p text:style-name="P16">ĽB</text:p>
          </table:table-cell>
          <table:table-cell table:style-name="Table4.A2" office:value-type="string">
            <text:p text:style-name="P15">doplniť modul profilov</text:p>
          </table:table-cell>
          <table:table-cell table:style-name="Table4.A2" office:value-type="string">
            <text:p text:style-name="P11">19. 11. 07</text:p>
          </table:table-cell>
          <table:table-cell table:style-name="Table4.E2" office:value-type="string">
            <text:p text:style-name="P16">3. 12. 07</text:p>
          </table:table-cell>
        </table:table-row>
        <table:table-row>
          <table:table-cell table:style-name="Table4.A2" office:value-type="string">
            <text:p text:style-name="P16">7.4</text:p>
          </table:table-cell>
          <table:table-cell table:style-name="Table4.A2" office:value-type="string">
            <text:p text:style-name="P16">JG</text:p>
          </table:table-cell>
          <table:table-cell table:style-name="Table4.A2" office:value-type="string">
            <text:p text:style-name="P15">požiadať o prístup k stroju na prevádzku a tvorbu nášho systému</text:p>
          </table:table-cell>
          <table:table-cell table:style-name="Table4.A2" office:value-type="string">
            <text:p text:style-name="P11">19. 11. 07</text:p>
          </table:table-cell>
          <table:table-cell table:style-name="Table4.E2" office:value-type="string">
            <text:p text:style-name="P16">26. 11. 07</text:p>
          </table:table-cell>
        </table:table-row>
        <table:table-row table:style-name="Table4.6">
          <table:table-cell table:style-name="Table4.A6" office:value-type="string">
            <text:p text:style-name="P16">7.5</text:p>
          </table:table-cell>
          <table:table-cell table:style-name="Table4.A6" office:value-type="string">
            <text:p text:style-name="P16">JHE, PC</text:p>
          </table:table-cell>
          <table:table-cell table:style-name="Table4.A2" office:value-type="string">
            <text:p text:style-name="P15">vypracovanie posudku </text:p>
          </table:table-cell>
          <table:table-cell table:style-name="Table4.A2" office:value-type="string">
            <text:p text:style-name="P11">19. 11. 07</text:p>
          </table:table-cell>
          <table:table-cell table:style-name="Table4.E2" office:value-type="string">
            <text:p text:style-name="P16">23. 11. 07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creator>Peto</dc:creator>
    <dc:date>2007-11-27T22:53:22</dc:date>
    <meta:editing-cycles>45</meta:editing-cycles>
    <meta:editing-duration>PT9H13M3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30" meta:word-count="377" meta:character-count="2084"/>
  </office:meta>
</office:document-meta>
</file>